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f3cb3" officeooo:paragraph-rsid="000f3cb3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f3cb3" officeooo:paragraph-rsid="000f3cb3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f3cb3" officeooo:paragraph-rsid="000f3cb3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10416d" officeooo:paragraph-rsid="0010416d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10416d" officeooo:paragraph-rsid="001f2bd1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119b42" officeooo:paragraph-rsid="00119b42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119b42" officeooo:paragraph-rsid="001f2bd1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150414" officeooo:paragraph-rsid="00150414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182d62" officeooo:paragraph-rsid="00182d62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1905cb" officeooo:paragraph-rsid="001a43dc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1ae854" officeooo:paragraph-rsid="001ae854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1ae854" officeooo:paragraph-rsid="001dbae5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1ce30c" officeooo:paragraph-rsid="001ce30c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1dbae5" officeooo:paragraph-rsid="001dbae5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weight="normal" officeooo:rsid="001dbae5" officeooo:paragraph-rsid="001e252e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1e252e" officeooo:paragraph-rsid="001e252e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officeooo:rsid="001f2bd1" officeooo:paragraph-rsid="001f2bd1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officeooo:paragraph-rsid="001691c8"/>
    </style:style>
    <style:style style:name="P19" style:family="paragraph" style:parent-style-name="Standard">
      <style:paragraph-properties fo:text-align="start" style:justify-single-word="false"/>
      <style:text-properties officeooo:paragraph-rsid="00150414"/>
    </style:style>
    <style:style style:name="P20" style:family="paragraph" style:parent-style-name="Standard">
      <style:paragraph-properties fo:text-align="start" style:justify-single-word="false"/>
      <style:text-properties fo:color="#ff9900" fo:font-size="14pt" fo:font-weight="normal" officeooo:rsid="0010416d" officeooo:paragraph-rsid="0010416d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ff9900" fo:font-size="14pt" fo:font-weight="normal" officeooo:rsid="001f2bd1" officeooo:paragraph-rsid="001f2bd1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0f3cb3" officeooo:paragraph-rsid="000f3cb3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16pt" fo:font-weight="bold" officeooo:rsid="000f3cb3" officeooo:paragraph-rsid="000f3cb3" style:font-size-asian="16pt" style:font-weight-asian="bold" style:font-size-complex="16pt" style:font-weight-complex="bold"/>
    </style:style>
    <style:style style:name="T1" style:family="text">
      <style:text-properties officeooo:rsid="0010416d"/>
    </style:style>
    <style:style style:name="T2" style:family="text">
      <style:text-properties officeooo:rsid="001050f3"/>
    </style:style>
    <style:style style:name="T3" style:family="text">
      <style:text-properties officeooo:rsid="0011e020"/>
    </style:style>
    <style:style style:name="T4" style:family="text">
      <style:text-properties officeooo:rsid="00132f9c"/>
    </style:style>
    <style:style style:name="T5" style:family="text">
      <style:text-properties officeooo:rsid="00150414"/>
    </style:style>
    <style:style style:name="T6" style:family="text">
      <style:text-properties fo:font-size="14pt" fo:font-weight="normal" officeooo:rsid="000f3cb3" style:font-size-asian="14pt" style:font-weight-asian="normal" style:font-size-complex="14pt" style:font-weight-complex="normal"/>
    </style:style>
    <style:style style:name="T7" style:family="text">
      <style:text-properties fo:font-size="14pt" fo:font-weight="normal" officeooo:rsid="00150414" style:font-size-asian="14pt" style:font-weight-asian="normal" style:font-size-complex="14pt" style:font-weight-complex="normal"/>
    </style:style>
    <style:style style:name="T8" style:family="text">
      <style:text-properties fo:font-size="14pt" fo:font-weight="normal" officeooo:rsid="00132f9c" style:font-size-asian="14pt" style:font-weight-asian="normal" style:font-size-complex="14pt" style:font-weight-complex="normal"/>
    </style:style>
    <style:style style:name="T9" style:family="text">
      <style:text-properties fo:font-size="14pt" fo:font-weight="normal" officeooo:rsid="0011e020" style:font-size-asian="14pt" style:font-weight-asian="normal" style:font-size-complex="14pt" style:font-weight-complex="normal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officeooo:rsid="001905cb"/>
    </style:style>
    <style:style style:name="T12" style:family="text">
      <style:text-properties officeooo:rsid="001a43dc"/>
    </style:style>
    <style:style style:name="T13" style:family="text">
      <style:text-properties officeooo:rsid="001ae854"/>
    </style:style>
    <style:style style:name="T14" style:family="text">
      <style:text-properties officeooo:rsid="001dbae5"/>
    </style:style>
    <style:style style:name="T15" style:family="text">
      <style:text-properties officeooo:rsid="001e252e"/>
    </style:style>
    <style:style style:name="T16" style:family="text">
      <style:text-properties officeooo:rsid="001f2b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WENDLING Quentin – URBAIN Nathan –<text:span text:style-name="T3"> CMI IRVIJ</text:span></text:p>
      <text:p text:style-name="P1"/>
      <text:p text:style-name="P1"/>
      <text:p text:style-name="P23">Rapport du projet de compilation M1</text:p>
      <text:p text:style-name="P1"/>
      <text:p text:style-name="P2"/>
      <text:p text:style-name="P18"><text:span text:style-name="T6">Pendant ce projet </text:span><text:span text:style-name="T7">nous</text:span><text:span text:style-name="T6"> avons pri</text:span><text:span text:style-name="T7">s</text:span><text:span text:style-name="T6"> la décision de </text:span>travailler de <text:span text:style-name="T10">manière itérative en passant par plusieurs sous langages successif</text:span><text:span text:style-name="T6"> (sprint sur le GitHub) en incrémentant les différentes fonctionnalité</text:span><text:span text:style-name="T7">s</text:span><text:span text:style-name="T6"> </text:span><text:span text:style-name="T8">ainsi que par le développement d’un AST</text:span><text:span text:style-name="T6">. </text:span></text:p>
      <text:p text:style-name="P19"><text:span text:style-name="T9">Un sprint était validé </text:span><text:span text:style-name="T6">quand on passait divers tests et que nous étions certain</text:span><text:span text:style-name="T7">s</text:span><text:span text:style-name="T6"> de repartir sur des bases toujours solide</text:span><text:span text:style-name="T7">s</text:span><text:span text:style-name="T6"> </text:span><text:span text:style-name="T9">pour pouvoir toujours avancer et apporter des modifications minimes et maîtrisés sur les sprints précédents </text:span><text:span text:style-name="T10">nous garantissant ainsi une non régression du code lors des sprint suivant</text:span></text:p>
      <text:p text:style-name="P3">L’organisation du projet se fut sur GitHub en effectuant des commits propres référent une issue (tâche) préalablement écrite pour cibler le travail à faire et donner la répartition des tâches. </text:p>
      <text:p text:style-name="P3"/>
      <text:p text:style-name="P3"/>
      <text:p text:style-name="P3">L<text:span text:style-name="T5">es</text:span> différentes <text:span text:style-name="T1">décompositions</text:span> de sprint fu<text:span text:style-name="T5">rent</text:span> <text:span text:style-name="T1">divisées comme ceci</text:span>: </text:p>
      <text:p text:style-name="P4">- Sprint 0 : Mise en place des fonctions de l’AST et Table de symbole</text:p>
      <text:p text:style-name="P3">- Sprint 1 : Printi, Printf , main() , return , commentaire</text:p>
      <text:p text:style-name="P3">- Sprint 2 : <text:span text:style-name="T12">Déclaration et Affectation variable Int, expression arithmétiques demandées</text:span></text:p>
      <text:p text:style-name="P4">- Sprint 3 : Structure de contrôle</text:p>
      <text:p text:style-name="P4">- Sprint 4 : Boucle</text:p>
      <text:p text:style-name="P4">- Sprint en parallèle : Define</text:p>
      <text:p text:style-name="P4">- Sprint 5 : Tableau</text:p>
      <text:p text:style-name="P4">- Sprint 6 : Stencil</text:p>
      <text:p text:style-name="P20">- Sprint 7 : Fonctions <text:span text:style-name="T11">avec argument en int seulement</text:span></text:p>
      <text:p text:style-name="P4"/>
      <text:p text:style-name="P5">Notre compilateur passe par un arbre de syntaxe abstraite qui passera <text:span text:style-name="T4">ensuite</text:span> par une analyse sémantique afin de détecter certaines erreur<text:span text:style-name="T5">s</text:span> de type sémantique présent dans le fichier donné <text:span text:style-name="T16">par exemple une variable affecté sans déclaration, un tableau mal initialisé. </text:span></text:p>
      <text:p text:style-name="P5"/>
      <text:p text:style-name="P5"><text:s/>L’AST sera ensuite <text:span text:style-name="T2">traduite en Code intermédiaire sous forme de Quad. Tous les sprints présentés plus haut ont étaient réalisés.</text:span></text:p>
      <text:p text:style-name="P6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text:span text:style-name="T13">C</text:span>e que <text:span text:style-name="T11">notre</text:span> compilateur sait <text:span text:style-name="T13">compiler</text:span>:</text:p>
      <text:p text:style-name="P11">- Une fonction main sans argument <text:span text:style-name="T15">avec return entier (ou variable)</text:span></text:p>
      <text:p text:style-name="P11">- Les déclaration des define et leurs utilisations</text:p>
      <text:p text:style-name="P12">- Les déclarations de variable <text:span text:style-name="T15">Int </text:span>et leurs affectations par une expression <text:span text:style-name="T14">ou constante</text:span></text:p>
      <text:p text:style-name="P12"><text:span text:style-name="T14"><text:tab/>id ayant une regex comme suit: [a-zA-Z_][a-zA-Z0-9_]*</text:span></text:p>
      <text:p text:style-name="P12">- Les expressions arithmétiques <text:span text:style-name="T14">avec constante ou variable </text:span>:</text:p>
      <text:p text:style-name="P12"><text:tab/>+ - * / ++ – et le – unaire</text:p>
      <text:p text:style-name="P13">- Les structures de contrôle : &amp;&amp; || </text:p>
      <text:p text:style-name="P13"><text:tab/>if(condition){instructions} else{Instructions}</text:p>
      <text:p text:style-name="P13"><text:tab/>if(condition){instructions} </text:p>
      <text:p text:style-name="P13">- Les boucles :</text:p>
      <text:p text:style-name="P13"><text:tab/>while(condition){instructions}, </text:p>
      <text:p text:style-name="P13"><text:tab/>for(liste d’initalisation ; condition ; <text:s/>liste d’autoincremente) {instructions}</text:p>
      <text:p text:style-name="P13">- Les déclarations de tableau : id[int][int]… de dimension n</text:p>
      <text:p text:style-name="P14">- Affectation par liste : tab[4] = {1,2,3,4}</text:p>
      <text:p text:style-name="P14">- Utilisation des tableaux dans les expressions arithmétiques ou condition :</text:p>
      <text:p text:style-name="P14"><text:tab/>4 + tab[i][j] <text:s/>, tab[i] == 4 </text:p>
      <text:p text:style-name="P14">- L’affichage de string : printf(« text »)</text:p>
      <text:p text:style-name="P14">- L’affichage par entier peut être variable,case de tableau ou constante : <text:tab/>printi(id),printi(42), printi(tab[2])</text:p>
      <text:p text:style-name="P14">- Commentaire sur 1 ou plusieurs ligne avec // ou /* */</text:p>
      <text:p text:style-name="P14">- <text:span text:style-name="T15">Declaration et affectation de stencil</text:span></text:p>
      <text:p text:style-name="P15"><text:tab/><text:span text:style-name="T15">stencil test{1,2} = {{4,6,3},{4,6,3},{4,6,3}};</text:span></text:p>
      <text:p text:style-name="P16">- Operateur stencil :</text:p>
      <text:p text:style-name="P16"><text:tab/>int testApply = test$testTab[1][1][3]; / <text:s/>int testApply2 = testTab[1][1][3]$test;</text:p>
      <text:p text:style-name="P21">- Les fonctions avec des arguments de type int :</text:p>
      <text:p text:style-name="P21"><text:tab/>int fctTest(int id1, int id2) {instructions}</text:p>
      <text:p text:style-name="P10"/>
      <text:p text:style-name="P6"/>
      <text:p text:style-name="P6"/>
      <text:p text:style-name="P8"><text:span text:style-name="T16">Un </text:span>MakeFile <text:span text:style-name="T16">est disponible est </text:span>possède plusieurs commandes : </text:p>
      <text:p text:style-name="P17">- make : Compile le projet</text:p>
      <text:p text:style-name="P7"><text:span text:style-name="T5">- make test : Compile le projet et lance les j</text:span>eu<text:span text:style-name="T16">x</text:span> de test automatiquement <text:span text:style-name="T16">et annonce si ils ont compilé </text:span></text:p>
      <text:p text:style-name="P8">- <text:span text:style-name="T16">make </text:span>clean : nettoie le répertoire</text:p>
      <text:p text:style-name="P8">- <text:span text:style-name="T16">make </text:span>help : donne les commandes disponibles </text:p>
      <text:p text:style-name="P3"/>
      <text:p text:style-name="P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4:49:05.108237968</meta:creation-date>
    <dc:date>2017-12-09T18:09:59.160538977</dc:date>
    <meta:editing-duration>PT22M50S</meta:editing-duration>
    <meta:editing-cycles>4</meta:editing-cycles>
    <meta:generator>LibreOffice/5.2.7.2$Linux_X86_64 LibreOffice_project/20m0$Build-2</meta:generator>
    <meta:document-statistic meta:table-count="0" meta:image-count="0" meta:object-count="0" meta:page-count="2" meta:paragraph-count="49" meta:word-count="518" meta:character-count="3279" meta:non-whitespace-character-count="2778"/>
  </office:meta>
</office:document-meta>
</file>